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Eras Bold ITC" svg:font-family="'Eras Bold ITC'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ymbols" svg:font-family="'Noto Sans Symbols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margin-left="-0.0984in" fo:text-align="center" style:justify-single-word="false">
        <style:tab-stops>
          <style:tab-stop style:position="1.1811in"/>
          <style:tab-stop style:position="1.772in"/>
        </style:tab-stops>
      </style:paragraph-properties>
    </style:style>
    <style:style style:name="P2" style:family="paragraph" style:parent-style-name="Standard">
      <style:paragraph-properties fo:margin-left="-0.0984in" fo:text-align="center" style:justify-single-word="false">
        <style:tab-stops>
          <style:tab-stop style:position="1.1811in"/>
          <style:tab-stop style:position="1.772in"/>
          <style:tab-stop style:position="3.75in" style:type="center"/>
        </style:tab-stops>
      </style:paragraph-properties>
    </style:style>
    <style:style style:name="P3" style:family="paragraph" style:parent-style-name="Standard">
      <style:paragraph-properties fo:margin-left="-0.0984in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1.1811in"/>
          <style:tab-stop style:position="1.772in"/>
        </style:tab-stops>
      </style:paragraph-properties>
    </style:style>
    <style:style style:name="P4" style:family="paragraph" style:parent-style-name="Standard">
      <style:paragraph-properties fo:margin-left="-0.0984in">
        <style:tab-stops>
          <style:tab-stop style:position="1.1811in"/>
          <style:tab-stop style:position="1.3783in"/>
          <style:tab-stop style:position="1.6736in"/>
          <style:tab-stop style:position="7.5in" style:type="right"/>
        </style:tab-stops>
      </style:paragraph-properties>
    </style:style>
    <style:style style:name="P5" style:family="paragraph" style:parent-style-name="Standard">
      <style:paragraph-properties fo:margin-left="1.1811in">
        <style:tab-stops>
          <style:tab-stop style:position="1.1811in"/>
          <style:tab-stop style:position="1.2799in"/>
          <style:tab-stop style:position="1.6736in"/>
          <style:tab-stop style:position="7.5in" style:type="right"/>
        </style:tab-stops>
      </style:paragraph-properties>
      <style:text-properties fo:color="#000000" loext:opacity="100%" fo:font-size="6pt" style:font-size-asian="6pt" style:font-size-complex="6pt"/>
    </style:style>
    <style:style style:name="P6" style:family="paragraph" style:parent-style-name="Standard">
      <style:paragraph-properties fo:margin-left="1.2799in">
        <style:tab-stops>
          <style:tab-stop style:position="1.1811in"/>
          <style:tab-stop style:position="1.2799in"/>
        </style:tab-stops>
      </style:paragraph-properties>
      <style:text-properties fo:color="#000000" loext:opacity="100%" fo:font-size="10pt" style:font-size-asian="10pt" style:font-size-complex="10pt"/>
    </style:style>
    <style:style style:name="P7" style:family="paragraph" style:parent-style-name="Standard">
      <style:paragraph-properties fo:margin-left="1.2799in">
        <style:tab-stops>
          <style:tab-stop style:position="1.1811in"/>
          <style:tab-stop style:position="1.3783in"/>
          <style:tab-stop style:position="6.6937in" style:type="right"/>
        </style:tab-stops>
      </style:paragraph-properties>
      <style:text-properties fo:color="#000000" loext:opacity="100%" fo:font-size="10pt" style:font-size-asian="10pt" style:font-size-complex="10pt"/>
    </style:style>
    <style:style style:name="P8" style:family="paragraph" style:parent-style-name="Standard">
      <style:paragraph-properties fo:margin-left="1.2799in">
        <style:tab-stops>
          <style:tab-stop style:position="1.1811in"/>
          <style:tab-stop style:position="1.3783in"/>
          <style:tab-stop style:position="6.6937in" style:type="right"/>
        </style:tab-stops>
      </style:paragraph-properties>
      <style:text-properties fo:color="#000000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/>
    </style:style>
    <style:style style:name="P9" style:family="paragraph" style:parent-style-name="Standard">
      <style:paragraph-properties fo:margin-left="-0.0984in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1.1811in"/>
          <style:tab-stop style:position="1.6736in"/>
        </style:tab-stops>
      </style:paragraph-properties>
      <style:text-properties fo:font-size="9pt" fo:font-weight="bold" style:font-size-asian="9pt" style:font-weight-asian="bold" style:font-size-complex="9pt"/>
    </style:style>
    <style:style style:name="P10" style:family="paragraph" style:parent-style-name="Standard">
      <style:paragraph-properties fo:margin-left="-0.0984in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1.1811in"/>
          <style:tab-stop style:position="1.6736in"/>
        </style:tab-stops>
      </style:paragraph-properties>
    </style:style>
    <style:style style:name="P11" style:family="paragraph" style:parent-style-name="Standard">
      <style:paragraph-properties fo:margin-left="-0.0984in" fo:margin-top="0.1665in" fo:margin-bottom="0in" style:contextual-spacing="false">
        <style:tab-stops>
          <style:tab-stop style:position="1.1811in"/>
          <style:tab-stop style:position="1.3783in"/>
          <style:tab-stop style:position="1.6736in"/>
          <style:tab-stop style:position="6.8909in" style:type="right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1811in"/>
          <style:tab-stop style:position="1.2799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left="-0.0984in">
        <style:tab-stops>
          <style:tab-stop style:position="1.1811in"/>
          <style:tab-stop style:position="1.3783in"/>
          <style:tab-stop style:position="1.6736in"/>
          <style:tab-stop style:position="6.6937in" style:type="right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1.1811in"/>
          <style:tab-stop style:position="1.3783in"/>
          <style:tab-stop style:position="6.6937in" style:type="right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1.1811in"/>
          <style:tab-stop style:position="1.3783in"/>
          <style:tab-stop style:position="1.6736in"/>
          <style:tab-stop style:position="6.9898in" style:type="right"/>
        </style:tab-stops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left="-0.0984in" fo:margin-top="0.1665in" fo:margin-bottom="0in" style:contextual-spacing="false">
        <style:tab-stops>
          <style:tab-stop style:position="1.1811in"/>
          <style:tab-stop style:position="1.3783in"/>
          <style:tab-stop style:position="1.6736in"/>
          <style:tab-stop style:position="6.8909in" style:type="right"/>
        </style:tab-stops>
      </style:paragraph-properties>
    </style:style>
    <style:style style:name="P17" style:family="paragraph" style:parent-style-name="Standard">
      <style:paragraph-properties fo:margin-left="-0.0984in">
        <style:tab-stops>
          <style:tab-stop style:position="1.1811in"/>
          <style:tab-stop style:position="1.3783in"/>
          <style:tab-stop style:position="1.6736in"/>
          <style:tab-stop style:position="6.8909in" style:type="right"/>
        </style:tab-stops>
      </style:paragraph-properties>
    </style:style>
    <style:style style:name="P18" style:family="paragraph" style:parent-style-name="Standard">
      <style:paragraph-properties fo:margin-left="1.1862in" fo:margin-top="0.1665in" fo:margin-bottom="0in" style:contextual-spacing="false">
        <style:tab-stops>
          <style:tab-stop style:position="-0.0047in"/>
          <style:tab-stop style:position="0.1925in"/>
          <style:tab-stop style:position="0.4874in"/>
          <style:tab-stop style:position="5.7047in" style:type="right"/>
        </style:tab-stops>
      </style:paragraph-properties>
    </style:style>
    <style:style style:name="P19" style:family="paragraph" style:parent-style-name="Standard">
      <style:paragraph-properties fo:margin-left="1.2799in">
        <style:tab-stops>
          <style:tab-stop style:position="1.1811in"/>
          <style:tab-stop style:position="1.2799in"/>
        </style:tab-stops>
      </style:paragraph-properties>
    </style:style>
    <style:style style:name="P20" style:family="paragraph" style:parent-style-name="Standard">
      <style:paragraph-properties fo:margin-left="1.1811in">
        <style:tab-stops>
          <style:tab-stop style:position="1.1811in"/>
          <style:tab-stop style:position="1.2799in"/>
        </style:tab-stops>
      </style:paragraph-properties>
    </style:style>
    <style:style style:name="P21" style:family="paragraph" style:parent-style-name="Standard">
      <style:paragraph-properties fo:margin-left="1.3783in" fo:text-indent="-0.1972in" style:auto-text-indent="false">
        <style:tab-stops>
          <style:tab-stop style:position="1.1811in"/>
          <style:tab-stop style:position="1.2799in"/>
        </style:tab-stops>
      </style:paragraph-properties>
    </style:style>
    <style:style style:name="P22" style:family="paragraph" style:parent-style-name="Standard">
      <style:paragraph-properties fo:margin-left="-0.0984in">
        <style:tab-stops>
          <style:tab-stop style:position="1.1811in"/>
          <style:tab-stop style:position="1.3783in"/>
          <style:tab-stop style:position="1.6736in"/>
          <style:tab-stop style:position="6.6937in" style:type="right"/>
        </style:tab-stops>
      </style:paragraph-properties>
    </style:style>
    <style:style style:name="P23" style:family="paragraph" style:parent-style-name="Standard">
      <style:paragraph-properties fo:margin-left="1.6819in" fo:text-indent="-0.5008in" style:auto-text-indent="false">
        <style:tab-stops>
          <style:tab-stop style:position="1.1811in"/>
          <style:tab-stop style:position="1.2799in"/>
          <style:tab-stop style:position="1.6736in"/>
          <style:tab-stop style:position="6.6937in" style:type="right"/>
        </style:tab-stops>
      </style:paragraph-properties>
    </style:style>
    <style:style style:name="P24" style:family="paragraph" style:parent-style-name="Standard">
      <style:paragraph-properties fo:margin-left="1.6819in">
        <style:tab-stops>
          <style:tab-stop style:position="1.1811in"/>
          <style:tab-stop style:position="1.2799in"/>
          <style:tab-stop style:position="1.6736in"/>
          <style:tab-stop style:position="6.6937in" style:type="right"/>
        </style:tab-stops>
      </style:paragraph-properties>
    </style:style>
    <style:style style:name="P25" style:family="paragraph" style:parent-style-name="Standard">
      <style:paragraph-properties fo:margin-left="1.2799in">
        <style:tab-stops>
          <style:tab-stop style:position="1.1811in"/>
          <style:tab-stop style:position="1.3783in"/>
          <style:tab-stop style:position="6.6937in" style:type="right"/>
        </style:tab-stops>
      </style:paragraph-properties>
    </style:style>
    <style:style style:name="P26" style:family="paragraph" style:parent-style-name="Standard">
      <style:paragraph-properties fo:margin-left="-0.0984in">
        <style:tab-stops>
          <style:tab-stop style:position="1.1811in"/>
          <style:tab-stop style:position="1.6736in"/>
          <style:tab-stop style:position="7.5in" style:type="right"/>
        </style:tab-stops>
      </style:paragraph-properties>
    </style:style>
    <style:style style:name="P27" style:family="paragraph" style:parent-style-name="Standard">
      <style:paragraph-properties fo:margin-left="-0.0984in" fo:margin-top="0in" fo:margin-bottom="0.1665in" style:contextual-spacing="false">
        <style:tab-stops>
          <style:tab-stop style:position="1.1811in"/>
          <style:tab-stop style:position="1.6736in"/>
          <style:tab-stop style:position="7.5in" style:type="right"/>
        </style:tab-stops>
      </style:paragraph-properties>
    </style:style>
    <style:style style:name="P28" style:family="paragraph" style:parent-style-name="Standard" style:master-page-name="MP0">
      <style:paragraph-properties fo:margin-left="-0.0984in" fo:line-height="104%" fo:text-align="center" style:justify-single-word="false" style:page-number="1" fo:break-before="page">
        <style:tab-stops>
          <style:tab-stop style:position="1.1811in"/>
          <style:tab-stop style:position="1.772in"/>
          <style:tab-stop style:position="3.75in" style:type="center"/>
        </style:tab-stops>
      </style:paragraph-properties>
    </style:style>
    <style:style style:name="P29" style:family="paragraph" style:parent-style-name="Standard" style:list-style-name="L1">
      <style:paragraph-properties>
        <style:tab-stops>
          <style:tab-stop style:position="0.5827in"/>
          <style:tab-stop style:position="0.7799in"/>
          <style:tab-stop style:position="1.0752in"/>
          <style:tab-stop style:position="6.2925in" style:type="right"/>
        </style:tab-stops>
      </style:paragraph-properties>
      <style:text-properties fo:font-size="10pt" style:font-size-asian="10pt" style:font-size-complex="10pt"/>
    </style:style>
    <style:style style:name="P30" style:family="paragraph" style:parent-style-name="Standard" style:list-style-name="L1">
      <style:paragraph-properties fo:orphans="0" fo:widows="0" style:vertical-align="auto"/>
      <style:text-properties fo:font-size="10pt" style:font-size-asian="10pt" style:font-size-complex="10pt"/>
    </style:style>
    <style:style style:name="P31" style:family="paragraph" style:parent-style-name="Standard" style:list-style-name="L1">
      <style:paragraph-properties>
        <style:tab-stops>
          <style:tab-stop style:position="0.5827in"/>
          <style:tab-stop style:position="0.7799in"/>
          <style:tab-stop style:position="1.0752in"/>
          <style:tab-stop style:position="6.2925in" style:type="right"/>
        </style:tab-stops>
      </style:paragraph-properties>
      <style:text-properties fo:font-size="10pt" fo:language="en" fo:country="US" style:font-size-asian="10pt" style:font-size-complex="10pt"/>
    </style:style>
    <style:style style:name="P32" style:family="paragraph" style:parent-style-name="Standard" style:list-style-name="L1">
      <style:paragraph-properties>
        <style:tab-stops>
          <style:tab-stop style:position="0.5827in"/>
          <style:tab-stop style:position="0.7799in"/>
          <style:tab-stop style:position="1.0752in"/>
          <style:tab-stop style:position="6.2925in" style:type="right"/>
        </style:tab-stops>
      </style:paragraph-properties>
    </style:style>
    <style:style style:name="P33" style:family="paragraph" style:parent-style-name="Standard" style:list-style-name="WWNum4">
      <style:paragraph-properties fo:margin-left="1.2799in" fo:text-indent="-0.098in" style:auto-text-indent="false">
        <style:tab-stops>
          <style:tab-stop style:position="1.1811in"/>
          <style:tab-stop style:position="1.2799in"/>
        </style:tab-stops>
      </style:paragraph-properties>
    </style:style>
    <style:style style:name="P34" style:family="paragraph" style:parent-style-name="Standard" style:list-style-name="WWNum6">
      <style:paragraph-properties>
        <style:tab-stops>
          <style:tab-stop style:position="1.1811in"/>
          <style:tab-stop style:position="1.2799in"/>
        </style:tab-stops>
      </style:paragraph-properties>
    </style:style>
    <style:style style:name="P35" style:family="paragraph" style:parent-style-name="Standard" style:list-style-name="WWNum5">
      <style:paragraph-properties>
        <style:tab-stops>
          <style:tab-stop style:position="1.1811in"/>
          <style:tab-stop style:position="1.2799in"/>
        </style:tab-stops>
      </style:paragraph-properties>
    </style:style>
    <style:style style:name="P36" style:family="paragraph" style:parent-style-name="Standard" style:list-style-name="WWNum2">
      <style:paragraph-properties fo:margin-left="1.2799in" fo:text-indent="-0.098in" style:auto-text-indent="false">
        <style:tab-stops>
          <style:tab-stop style:position="1.1811in"/>
          <style:tab-stop style:position="1.3783in"/>
          <style:tab-stop style:position="6.6937in" style:type="right"/>
        </style:tab-stops>
      </style:paragraph-properties>
    </style:style>
    <style:style style:name="P37" style:family="paragraph" style:parent-style-name="Standard" style:list-style-name="WWNum1">
      <style:paragraph-properties fo:margin-left="1.2799in" fo:text-indent="-0.098in" style:auto-text-indent="false">
        <style:tab-stops>
          <style:tab-stop style:position="1.1811in"/>
          <style:tab-stop style:position="1.3783in"/>
          <style:tab-stop style:position="1.6736in"/>
          <style:tab-stop style:position="6.9898in" style:type="right"/>
        </style:tab-stops>
      </style:paragraph-properties>
    </style:style>
    <style:style style:name="P38" style:family="paragraph" style:parent-style-name="Заголовок_20_3">
      <style:paragraph-properties fo:margin-top="0.1665in" fo:margin-bottom="0.0311in" style:contextual-spacing="false"/>
    </style:style>
    <style:style style:name="T1" style:family="text">
      <style:text-properties fo:font-variant="small-caps" fo:font-size="14pt" fo:font-weight="bold" style:font-size-asian="14pt" style:font-weight-asian="bold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fo:language="en" fo:country="US" fo:font-weight="bold" style:font-size-asian="9pt" style:font-weight-asian="bold" style:font-size-complex="9pt"/>
    </style:style>
    <style:style style:name="T5" style:family="text">
      <style:text-properties fo:color="#0000ff" loext:opacity="100%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style:font-name="Arial" fo:font-size="9pt" style:font-size-asian="9pt" style:font-name-complex="Arial"/>
    </style:style>
    <style:style style:name="T12" style:family="text">
      <style:text-properties fo:color="#000000" loext:opacity="100%" fo:font-size="10pt" style:font-size-asian="10pt" style:font-size-complex="10pt"/>
    </style:style>
    <style:style style:name="T13" style:family="text">
      <style:text-properties fo:color="#000000" loext:opacity="100%" fo:font-size="10pt" fo:font-style="italic" fo:font-weight="bold" style:font-size-asian="10pt" style:font-style-asian="italic" style:font-weight-asian="bold" style:font-size-complex="10pt"/>
    </style:style>
    <style:style style:name="T14" style:family="text">
      <style:text-properties fo:color="#000000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/>
    </style:style>
    <text:list-style style:name="L1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Основной_20_шрифт_20_абзаца"><text:span text:style-name="T1">Ринат Сафин</text:span></text:span></text:p>
      <text:p text:style-name="P1"><text:span text:style-name="Основной_20_шрифт_20_абзаца"><text:span text:style-name="T2">Казань, Россия</text:span></text:span></text:p>
      <text:p text:style-name="P2"><text:span text:style-name="Основной_20_шрифт_20_абзаца"><text:span text:style-name="T2">тел: +7 906 111 05 29, эл. почта: </text:span></text:span><text:a xlink:type="simple" xlink:href="mailto:safirinkz@gmail.com" office:target-frame-name="_top" xlink:show="replace" text:style-name="Internet_20_link" text:visited-style-name="Visited_20_Internet_20_Link"><text:span text:style-name="Основной_20_шрифт_20_абзаца"><text:span text:style-name="T5">safirinkz@gmail.com</text:span></text:span></text:a></text:p>
      <text:p text:style-name="P3"><text:span text:style-name="Основной_20_шрифт_20_абзаца"><text:span text:style-name="T3">ОБРАЗОВАНИЕ</text:span></text:span></text:p>
      <text:h text:style-name="P38" text:outline-level="3"><text:span text:style-name="Основной_20_шрифт_20_абзаца"><text:span text:style-name="T6">2004 – 2009</text:span></text:span><text:span text:style-name="Основной_20_шрифт_20_абзаца"><text:span text:style-name="T7"><text:tab/> <text:s text:c="4"/>Казанский Государственный Архитектурно – Строительный Университет</text:span></text:span></text:h>
      <text:p text:style-name="P4"><text:span text:style-name="Основной_20_шрифт_20_абзаца"><text:span text:style-name="T8"><text:tab/></text:span></text:span><text:span text:style-name="Основной_20_шрифт_20_абзаца"><text:span text:style-name="T7">Промышленное и Гражданское Строительство<text:line-break/><text:line-break/></text:span></text:span><text:span text:style-name="Основной_20_шрифт_20_абзаца"><text:span text:style-name="T3">ПОРТФОЛИО (</text:span></text:span><text:span text:style-name="Основной_20_шрифт_20_абзаца"><text:span text:style-name="T4">bash</text:span></text:span><text:span text:style-name="Основной_20_шрифт_20_абзаца"><text:span text:style-name="T3">) - </text:span></text:span><text:a xlink:type="simple" xlink:href="https://github.com/Safirin/MyTreasure.git" office:target-frame-name="_top" xlink:show="replace" text:style-name="Internet_20_link" text:visited-style-name="Visited_20_Internet_20_Link"><text:span text:style-name="Основной_20_шрифт_20_абзаца"><text:span text:style-name="T3">https://github.com/Safirin/MyTreasure.git</text:span></text:span></text:a></text:p>
      <text:p text:style-name="P5"/>
      <text:p text:style-name="P9"/>
      <text:p text:style-name="P9"/>
      <text:p text:style-name="P10"><text:span text:style-name="Основной_20_шрифт_20_абзаца"><text:span text:style-name="T3">НАВЫКИ IT</text:span></text:span></text:p>
      <text:list text:style-name="L1">
        <text:list-item>
          <text:p text:style-name="P29">Администрирование Linux OS</text:p>
        </text:list-item>
        <text:list-item>
          <text:p text:style-name="P29">Настройка виртуальных и локальных сетей. Создание сетевой связанности.</text:p>
        </text:list-item>
        <text:list-item>
          <text:p text:style-name="P32"><text:span text:style-name="Основной_20_шрифт_20_абзаца"><text:span text:style-name="T7">Настройка Nginx (</text:span></text:span><text:a xlink:type="simple" xlink:href="http://www.kareliaminerhub.ru/" office:target-frame-name="_top" xlink:show="replace" text:style-name="Internet_20_link" text:visited-style-name="Visited_20_Internet_20_Link"><text:span text:style-name="Гиперссылка"><text:span text:style-name="T7">www.kareliaminerhub.ru</text:span></text:span></text:a><text:span text:style-name="Основной_20_шрифт_20_абзаца"><text:span text:style-name="T7">)</text:span></text:span></text:p>
        </text:list-item>
        <text:list-item>
          <text:p text:style-name="P29">Настройка и администрирование Zabbix</text:p>
        </text:list-item>
        <text:list-item>
          <text:p text:style-name="P29">Создание сайта Tilda</text:p>
        </text:list-item>
        <text:list-item>
          <text:p text:style-name="P31">Bash - https://github.com/safirin <text:s/></text:p>
        </text:list-item>
        <text:list-item>
          <text:p text:style-name="P29">Pyton (базовые знания)</text:p>
        </text:list-item>
        <text:list-item>
          <text:p text:style-name="P29">Методология CI/CD (базовые знания) </text:p>
        </text:list-item>
        <text:list-item>
          <text:p text:style-name="P29">Docker</text:p>
        </text:list-item>
        <text:list-item>
          <text:p text:style-name="P29">Написание CI\CD pipeline для Jenkis, GitlabC</text:p>
        </text:list-item>
        <text:list-item>
          <text:p text:style-name="P29">Система контроля версий (Git/Github)</text:p>
        </text:list-item>
        <text:list-item>
          <text:p text:style-name="P30">Сетевые технологии: Знание сетевых протоколов (TCP/IP)</text:p>
        </text:list-item>
        <text:list-item>
          <text:p text:style-name="P30">Системы Виртуализации (Virtual Box)</text:p>
        </text:list-item>
      </text:list>
      <text:p text:style-name="P9"/>
      <text:p text:style-name="P10"><text:span text:style-name="Основной_20_шрифт_20_абзаца"><text:span text:style-name="T3"><text:line-break/><text:line-break/> ОНЛАЙН КУРСЫ / СТАЖИРОВКА В СФЕРЕ IT</text:span></text:span></text:p>
      <text:p text:style-name="P16"><text:span text:style-name="Основной_20_шрифт_20_абзаца"><text:span text:style-name="T7"><text:line-break/>Май’24 - Июн’24 <text:s text:c="8"/>Курс Комьютерные сети.<text:line-break/>Июн’24 - Июл’24 <text:s text:c="7"/>Основы GNU/Linux<text:line-break/>Июл’24 - Авг’24 <text:s text:c="9"/>Яндекс курс. Pyton<text:line-break/>Авг’24 — Наст.вр <text:s text:c="7"/>Яндекс Практикум. DevOps для эксплуатации и разработки. <text:line-break/></text:span></text:span></text:p>
      <text:p text:style-name="P11"/>
      <text:p text:style-name="P10"><text:span text:style-name="Основной_20_шрифт_20_абзаца"><text:span text:style-name="T3">ОПЫТ РАБОТЫ</text:span></text:span></text:p>
      <text:p text:style-name="P16"><text:span text:style-name="Основной_20_шрифт_20_абзаца"><text:span text:style-name="T7">Дек’24 - <text:s/>н.в.<text:tab/> </text:span></text:span><text:span text:style-name="Основной_20_шрифт_20_абзаца"><text:span text:style-name="T8">ЦИТ РТ</text:span></text:span><text:span text:style-name="Основной_20_шрифт_20_абзаца"><text:span text:style-name="T7"> <text:s text:c="4"/><text:tab/> <text:s text:c="2"/></text:span></text:span><text:span text:style-name="Основной_20_шрифт_20_абзаца"><text:span text:style-name="T9">Системный администратор</text:span></text:span></text:p>
      <text:p text:style-name="P18"><text:span text:style-name="Основной_20_шрифт_20_абзаца"><text:span text:style-name="T11">Развертывание и администрирование серверов (ОС Linux)</text:span></text:span><text:span text:style-name="Основной_20_шрифт_20_абзаца"><text:span text:style-name="T8"><text:line-break/></text:span></text:span></text:p>
      <text:p text:style-name="P16"><text:span text:style-name="Основной_20_шрифт_20_абзаца"><text:span text:style-name="T7">Янв’23 -Янв’24<text:tab/></text:span></text:span><text:span text:style-name="Основной_20_шрифт_20_абзаца"><text:span text:style-name="T8"> Hilti Великобритания</text:span></text:span><text:span text:style-name="Основной_20_шрифт_20_абзаца"><text:span text:style-name="T7"> <text:s text:c="4"/><text:tab/> <text:s text:c="2"/></text:span></text:span><text:span text:style-name="Основной_20_шрифт_20_абзаца"><text:span text:style-name="T9">Инженер по работе с ключевыми проектами </text:span></text:span><text:span text:style-name="Основной_20_шрифт_20_абзаца"><text:span text:style-name="T8"><text:line-break/></text:span></text:span></text:p>
      <text:list text:style-name="WWNum4">
        <text:list-item>
          <text:p text:style-name="P33"><text:span text:style-name="Основной_20_шрифт_20_абзаца"><text:span text:style-name="T12">Выстраивание работы с Заказчиком и Генеральным подрядчиком на объекте: «Everton Stadium» в г. Ливерпуль. Инвестиции 700 млн фунтов.</text:span></text:span></text:p>
        </text:list-item>
      </text:list>
      <text:p text:style-name="P6"/>
      <text:p text:style-name="P19"><text:span text:style-name="Основной_20_шрифт_20_абзаца"><text:span text:style-name="T12">- Заключение договора и ведение сделки на поставку креплений инженерных коммуникаций на сумму в 800 000 фунтов.</text:span></text:span></text:p>
      <text:p text:style-name="P6"/>
      <text:list text:continue-numbering="true" text:style-name="WWNum4">
        <text:list-item>
          <text:p text:style-name="P33"><text:span text:style-name="Основной_20_шрифт_20_абзаца"><text:span text:style-name="T12">Выстраивание работы с Заказчиком и Генеральным подрядчиком на объекте: «High Speed 2» между г. Бирмингем и г. Лондон. Инвестиции 56,5 млрд фунтов</text:span></text:span></text:p>
        </text:list-item>
      </text:list>
      <text:p text:style-name="P12"/>
      <text:p text:style-name="P19"><text:span text:style-name="Основной_20_шрифт_20_абзаца"><text:span text:style-name="T12">- Заключение договора и ведение сделки на поставку креплений инженерных коммуникаций на сумму в 950 000 фунтов.</text:span></text:span></text:p>
      <text:p text:style-name="P12"/>
      <text:list text:continue-numbering="true" text:style-name="WWNum4">
        <text:list-item>
          <text:p text:style-name="P33"><text:span text:style-name="Основной_20_шрифт_20_абзаца"><text:span text:style-name="T12">Выстраивание работы с Заказчиком и Генеральным подрядчиком на объекте: «Town Hall», г. Манчестер Инвестиции 330 млн фунтов</text:span></text:span></text:p>
        </text:list-item>
      </text:list>
      <text:p text:style-name="P12"/>
      <text:p text:style-name="P20"><text:span text:style-name="Основной_20_шрифт_20_абзаца"><text:span text:style-name="T7"><text:tab/>- Заключение договора и ведение сделки на поставку систем пассивной пожарной защиты <text:s text:c="2"/></text:span></text:span></text:p>
      <text:p text:style-name="P20"><text:span text:style-name="Основной_20_шрифт_20_абзаца"><text:span text:style-name="T7"><text:s text:c="3"/>на сумму в 200 000 фунтов.</text:span></text:span></text:p>
      <text:p text:style-name="P12"/>
      <text:p text:style-name="P16"><text:soft-page-break/></text:p>
      <text:p text:style-name="P16"><text:span text:style-name="Основной_20_шрифт_20_абзаца"><text:span text:style-name="T7">Янв’21 -Янв’23<text:tab/></text:span></text:span><text:span text:style-name="Основной_20_шрифт_20_абзаца"><text:span text:style-name="T8">Hilti Великобритания</text:span></text:span><text:span text:style-name="Основной_20_шрифт_20_абзаца"><text:span text:style-name="T7"> <text:s text:c="4"/><text:tab/> <text:s text:c="2"/></text:span></text:span><text:span text:style-name="Основной_20_шрифт_20_абзаца"><text:span text:style-name="T9">Инженер по работе с ключевыми клиентами</text:span></text:span></text:p>
      <text:list text:continue-numbering="true" text:style-name="WWNum4">
        <text:list-item>
          <text:p text:style-name="P33"><text:span text:style-name="Основной_20_шрифт_20_абзаца"><text:span text:style-name="T12">Выстраивание работы с мировыми проектными компаниями: Atkins, WSP, Aecom, Arup, Jacobs, Arcadis, Waterman, Buro Happold в районе Западного Средиземья Англии.</text:span></text:span></text:p>
        </text:list-item>
        <text:list-item>
          <text:p text:style-name="P33"><text:span text:style-name="Основной_20_шрифт_20_абзаца"><text:span text:style-name="T12">Техническая поддержка и консультация</text:span></text:span></text:p>
        </text:list-item>
        <text:list-item>
          <text:p text:style-name="P33"><text:span text:style-name="Основной_20_шрифт_20_абзаца"><text:span text:style-name="T12">Ведение спецификаций по ключевым проектам и стандартизация типовых решений.</text:span></text:span></text:p>
        </text:list-item>
        <text:list-item>
          <text:p text:style-name="P33"><text:span text:style-name="Основной_20_шрифт_20_абзаца"><text:span text:style-name="T12">Проведение обучающих семинаров</text:span></text:span></text:p>
        </text:list-item>
      </text:list>
      <text:p text:style-name="P16"><text:span text:style-name="Основной_20_шрифт_20_абзаца"><text:span text:style-name="T7">Май’18 – Янв’21<text:tab/></text:span></text:span><text:span text:style-name="Основной_20_шрифт_20_абзаца"><text:span text:style-name="T8">Hilti Казахстан <text:s text:c="2"/></text:span></text:span><text:span text:style-name="Основной_20_шрифт_20_абзаца"><text:span text:style-name="T7"><text:s text:c="5"/><text:tab/> <text:s text:c="2"/></text:span></text:span><text:span text:style-name="Основной_20_шрифт_20_абзаца"><text:span text:style-name="T9">Руководитель группы инженеров</text:span></text:span></text:p>
      <text:list xml:id="list133758628001995" text:continue-numbering="true" text:style-name="WWNum4">
        <text:list-item>
          <text:p text:style-name="P33"><text:span text:style-name="Основной_20_шрифт_20_абзаца"><text:span text:style-name="T12">Отвечал за выполнение плана продаж инженерных продуктов Hilti в Казахстане</text:span></text:span></text:p>
        </text:list-item>
        <text:list-item>
          <text:p text:style-name="P33"><text:span text:style-name="Основной_20_шрифт_20_абзаца"><text:span text:style-name="T12">Отвечал за обучение и развитие инженерного отдела Hilti в Казахстане</text:span></text:span></text:p>
        </text:list-item>
      </text:list>
      <text:list text:style-name="WWNum6">
        <text:list-item>
          <text:p text:style-name="P34"><text:span text:style-name="Основной_20_шрифт_20_абзаца"><text:span text:style-name="T12">Подготовил и провел первое в Казахстане аттестацию инженеров в 2019 году. engineers.</text:span></text:span></text:p>
        </text:list-item>
        <text:list-item>
          <text:p text:style-name="P34"><text:span text:style-name="Основной_20_шрифт_20_абзаца"><text:span text:style-name="T12">Проведение и непрерывное обучение инженерного отдела и сотрудников отдела продаж.</text:span></text:span></text:p>
        </text:list-item>
      </text:list>
      <text:list text:continue-list="list133758628001995" text:style-name="WWNum4">
        <text:list-item>
          <text:p text:style-name="P33"><text:span text:style-name="Основной_20_шрифт_20_абзаца"><text:span text:style-name="T12">Отвечал за технический маркетинг в Казахстане</text:span></text:span></text:p>
        </text:list-item>
      </text:list>
      <text:list text:style-name="WWNum5">
        <text:list-item>
          <text:p text:style-name="P35"><text:span text:style-name="Основной_20_шрифт_20_абзаца"><text:span text:style-name="T12">Развитие отдела стандартизаций (Codes and Approvals)</text:span></text:span></text:p>
        </text:list-item>
        <text:list-item>
          <text:p text:style-name="P35"><text:span text:style-name="Основной_20_шрифт_20_абзаца"><text:span text:style-name="T12">Развитие строительных сервисов (Непрерывный рост продаж: Показатели роста 2020–247%. Показатели роста 2019–97%, Показатели роста 2018–638%</text:span></text:span></text:p>
        </text:list-item>
        <text:list-item>
          <text:p text:style-name="P35"><text:span text:style-name="Основной_20_шрифт_20_абзаца"><text:span text:style-name="T12">Развитие и разработка показателей лояльности проектировщиков</text:span></text:span></text:p>
        </text:list-item>
      </text:list>
      <text:p text:style-name="P21"><text:span text:style-name="Основной_20_шрифт_20_абзаца"><text:span text:style-name="T12">Отвечал за создание благоприятной рабочей атмосферы в инженерном отделе. Согласно опросу GEOS, 2019, 2020 года – 100%</text:span></text:span></text:p>
      <text:p text:style-name="P13"/>
      <text:p text:style-name="P22"><text:span text:style-name="Основной_20_шрифт_20_абзаца"><text:span text:style-name="T7">Янв’18 – Май’18<text:tab/></text:span></text:span><text:span text:style-name="Основной_20_шрифт_20_абзаца"><text:span text:style-name="T8">Hilti Казахстан <text:s text:c="35"/></text:span></text:span><text:span text:style-name="Основной_20_шрифт_20_абзаца"><text:span text:style-name="T7"><text:s text:c="47"/></text:span></text:span><text:span text:style-name="Основной_20_шрифт_20_абзаца"><text:span text:style-name="T9">Руководитель отдела продаж</text:span></text:span></text:p>
      <text:p text:style-name="P22"><text:span text:style-name="Основной_20_шрифт_20_абзаца"><text:span text:style-name="T13"><text:s text:c="51"/></text:span></text:span><text:span text:style-name="Основной_20_шрифт_20_абзаца"><text:span text:style-name="T12">Достижение целей продаж</text:span></text:span></text:p>
      <text:p text:style-name="P23"><text:span text:style-name="Основной_20_шрифт_20_абзаца"><text:span text:style-name="T12">Приём, развитие и увольнение сотрудников</text:span></text:span></text:p>
      <text:p text:style-name="P24"><text:span text:style-name="Основной_20_шрифт_20_абзаца"><text:span text:style-name="T12"><text:s/></text:span></text:span></text:p>
      <text:p text:style-name="P13"/>
      <text:p text:style-name="P17"><text:span text:style-name="Основной_20_шрифт_20_абзаца"><text:span text:style-name="T7">Янв’17 – Дек’17<text:tab/></text:span></text:span><text:span text:style-name="Основной_20_шрифт_20_абзаца"><text:span text:style-name="T8">Hilti Казахстан <text:s text:c="6"/><text:tab/> <text:s text:c="24"/></text:span></text:span><text:span text:style-name="Основной_20_шрифт_20_абзаца"><text:span text:style-name="T9">Полевой инженер</text:span></text:span></text:p>
      <text:list text:style-name="WWNum2">
        <text:list-item>
          <text:p text:style-name="P36"><text:span text:style-name="Основной_20_шрифт_20_абзаца"><text:span text:style-name="T12">Достижение плана продаж инженерных продуктов Hilti посредством работы с проектными институтами и при работе с крупнейшими клиентами и объектами в Казахстане</text:span></text:span></text:p>
        </text:list-item>
      </text:list>
      <text:p text:style-name="P7"/>
      <text:p text:style-name="P25"><text:span text:style-name="Основной_20_шрифт_20_абзаца"><text:span text:style-name="T14">Достижение плана 2017 – 108% Рост продаж по году – 718%</text:span></text:span></text:p>
      <text:p text:style-name="P8"/>
      <text:p text:style-name="P8"/>
      <text:p text:style-name="P7"/>
      <text:p text:style-name="P17"><text:span text:style-name="Основной_20_шрифт_20_абзаца"><text:span text:style-name="T7">Сент’11 – Дек’16 <text:tab/></text:span></text:span><text:span text:style-name="Основной_20_шрифт_20_абзаца"><text:span text:style-name="T8">Hilti Россия, Казань</text:span></text:span><text:span text:style-name="Основной_20_шрифт_20_абзаца"><text:span text:style-name="T7"><text:tab/> <text:s text:c="30"/></text:span></text:span><text:span text:style-name="Основной_20_шрифт_20_абзаца"><text:span text:style-name="T8"><text:s/></text:span></text:span><text:span text:style-name="Основной_20_шрифт_20_абзаца"><text:span text:style-name="T9">Инженер по работе с ключевыми объектами</text:span></text:span><text:span text:style-name="Основной_20_шрифт_20_абзаца"><text:span text:style-name="T10"> </text:span></text:span><text:span text:style-name="Основной_20_шрифт_20_абзаца"><text:span text:style-name="T8"><text:s text:c="33"/></text:span></text:span></text:p>
      <text:list text:style-name="WWNum1">
        <text:list-item>
          <text:p text:style-name="P37"><text:span text:style-name="Основной_20_шрифт_20_абзаца"><text:span text:style-name="T12">Развитие партнерских отношений и предоставление технических поддержки на Топ 10 проектах в Республике Татарстан (ТЭЦ3, ТЭЦ 2, Иннополис, Челны Бройлер, Вертолетный Завод, КАПО им. Горбунова, Компрессорный завод.)</text:span></text:span></text:p>
        </text:list-item>
        <text:list-item>
          <text:p text:style-name="P37"><text:span text:style-name="Основной_20_шрифт_20_абзаца"><text:span text:style-name="T14">Достижение плана 2016 – 110% Growth</text:span></text:span></text:p>
        </text:list-item>
      </text:list>
      <text:p text:style-name="P14"/>
      <text:p text:style-name="P14"/>
      <text:p text:style-name="P10"><text:span text:style-name="Основной_20_шрифт_20_абзаца"><text:span text:style-name="T3">ДОПОЛНИТЕЛЬНЫЕ НАВЫЕ</text:span></text:span></text:p>
      <text:p text:style-name="P15"/>
      <text:p text:style-name="P26"><text:span text:style-name="Основной_20_шрифт_20_абзаца"><text:span text:style-name="T8">Языки</text:span></text:span><text:span text:style-name="Основной_20_шрифт_20_абзаца"><text:span text:style-name="T7">:<text:tab/> <text:s text:c="12"/>Русский (родной), Английский (разговорный, письменный)</text:span></text:span></text:p>
      <text:p text:style-name="P27"><text:span text:style-name="Основной_20_шрифт_20_абзаца"><text:span text:style-name="T8">IT/Programming skills: <text:s text:c="6"/></text:span></text:span><text:span text:style-name="Основной_20_шрифт_20_абзаца"><text:span text:style-name="T7">AutoCAD, Microsoft Software;<text:line-break/></text:span></text:span><text:span text:style-name="Основной_20_шрифт_20_абзаца"><text:span text:style-name="T8">Навыки <text:s text:c="31"/></text:span></text:span><text:span text:style-name="Основной_20_шрифт_20_абзаца"><text:span text:style-name="T7">Презентационные навыки, Лидерские навыки<text:line-break/></text:span></text:span><text:span text:style-name="Основной_20_шрифт_20_абзаца"><text:span text:style-name="T8">Хобби <text:s text:c="35"/></text:span></text:span><text:span text:style-name="Основной_20_шрифт_20_абзаца"><text:span text:style-name="T7">Клуб ораторского искусства (Toastmasters Club)<text:line-break/> <text:s text:c="46"/>Основатель клуба Toastmasters в Казахстане<text:line-break/> <text:s text:c="46"/>Путешествия, походы: <text:s text:c="46"/></text:span></text:span></text:p>
      <text:p text:style-name="P27"><text:span text:style-name="Основной_20_шрифт_20_абзаца"><text:span text:style-name="T7"><text:line-break/></text:span></text:span><text:span text:style-name="Основной_20_шрифт_20_абзаца"><text:span text:style-name="T8">Спорт:</text:span></text:span><text:span text:style-name="Основной_20_шрифт_20_абзаца"><text:span text:style-name="T7"> <text:s text:c="34"/>Настольный теннис, Баскетбол, Бильярд, Воллейбол, Турник, Брусья <text:line-break/> </text:span></text:span><text:span text:style-name="Основной_20_шрифт_20_абзаца"><text:span text:style-name="T8"><text:s text:c="38"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Eras Bold ITC" svg:font-family="'Eras Bold ITC'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ymbols" svg:font-family="'Noto Sans Symbols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Standard" style:next-style-name="Обычный" style:default-outline-level="3">
      <style:paragraph-properties fo:margin-top="0.1945in" fo:margin-bottom="0.1945in" style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ection_20_Title" style:display-name="Section Title" style:family="paragraph" style:parent-style-name="Standard" style:next-style-name="Standard">
      <style:paragraph-properties fo:hyphenation-ladder-count="no-limit" fo:padding-left="0in" fo:padding-right="0in" fo:padding-top="0in" fo:padding-bottom="0.0138in" fo:border-left="none" fo:border-right="none" fo:border-top="none" fo:border-bottom="2.24pt solid #000000" style:shadow="none"/>
      <style:text-properties style:font-name="Eras Bold ITC" fo:font-family="'Eras Bold ITC'" style:font-family-generic="swiss" style:font-pitch="variable" fo:font-size="20pt" style:font-name-asian="Eras Bold ITC" style:font-family-asian="'Eras Bold ITC'" style:font-family-generic-asian="swiss" style:font-pitch-asian="variable" style:font-size-asian="20pt" style:font-name-complex="Eras Bold ITC" style:font-family-complex="'Eras Bold ITC'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/>
      <style:text-properties fo:color="#000000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0.5in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toctext" style:family="text" style:parent-style-name="Основной_20_шрифт_20_абзаца"/>
    <style:style style:name="Сильное_20_выделение" style:display-name="Сильное выделение" style:family="text" style:parent-style-name="Основной_20_шрифт_20_абзаца">
      <style:text-properties fo:color="#4f81bd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ListLabel_20_1" style:display-name="ListLabel 1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19" style:display-name="ListLabel 19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28" style:display-name="ListLabel 28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37" style:display-name="ListLabel 37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38" style:display-name="ListLabel 38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42" style:display-name="ListLabel 42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46" style:display-name="ListLabel 46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49" style:display-name="ListLabel 49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50" style:display-name="ListLabel 50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52" style:display-name="ListLabel 52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53" style:display-name="ListLabel 53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ListLabel_20_55" style:display-name="ListLabel 55" style:family="text">
      <style:text-properties fo:color="#0000ff" loext:opacity="100%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2LVL2" style:display-name="WW_CharLFO2LVL2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2LVL4" style:display-name="WW_CharLFO2LVL4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2LVL5" style:display-name="WW_CharLFO2LVL5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2LVL7" style:display-name="WW_CharLFO2LVL7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2LVL8" style:display-name="WW_CharLFO2LVL8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3LVL1" style:display-name="WW_CharLFO3LVL1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3LVL2" style:display-name="WW_CharLFO3LVL2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3LVL4" style:display-name="WW_CharLFO3LVL4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3LVL5" style:display-name="WW_CharLFO3LVL5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3LVL7" style:display-name="WW_CharLFO3LVL7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3LVL8" style:display-name="WW_CharLFO3LVL8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4LVL4" style:display-name="WW_CharLFO4LVL4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4LVL5" style:display-name="WW_CharLFO4LVL5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4LVL7" style:display-name="WW_CharLFO4LVL7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4LVL8" style:display-name="WW_CharLFO4LVL8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5LVL1" style:display-name="WW_CharLFO5LVL1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5LVL2" style:display-name="WW_CharLFO5LVL2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5LVL4" style:display-name="WW_CharLFO5LVL4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5LVL5" style:display-name="WW_CharLFO5LVL5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5LVL7" style:display-name="WW_CharLFO5LVL7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5LVL8" style:display-name="WW_CharLFO5LVL8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6LVL1" style:display-name="WW_CharLFO6LVL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6LVL4" style:display-name="WW_CharLFO6LVL4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6LVL5" style:display-name="WW_CharLFO6LVL5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6LVL7" style:display-name="WW_CharLFO6LVL7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6LVL8" style:display-name="WW_CharLFO6LVL8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7LVL1" style:display-name="WW_CharLFO7LVL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7LVL4" style:display-name="WW_CharLFO7LVL4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7LVL5" style:display-name="WW_CharLFO7LVL5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7LVL7" style:display-name="WW_CharLFO7LVL7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WW_5f_CharLFO7LVL8" style:display-name="WW_CharLFO7LVL8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-asian="Noto Sans Symbols" style:font-family-asian="'Noto Sans Symbols'" style:font-family-generic-asian="swiss" style:font-pitch-asian="variable" style:font-name-complex="Noto Sans Symbols" style:font-family-complex="'Noto Sans Symbols'" style:font-family-generic-complex="swiss" style:font-pitch-complex="variable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25in" fo:margin-left="2.0756in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2.5756in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3.0756in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3.5756in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4.0756in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4.5756in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5.0756in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5.5756in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6.0756in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1.6835in"/>
        </style:list-level-properties>
        <style:text-properties style:font-name="Times New Roman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2.1835in"/>
        </style:list-level-properties>
        <style:text-properties style:font-name="Times New Roman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2.6835in"/>
        </style:list-level-properties>
        <style:text-properties style:font-name="Times New Roman"/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3.1835in"/>
        </style:list-level-properties>
        <style:text-properties style:font-name="Times New Roman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3.6835in"/>
        </style:list-level-properties>
        <style:text-properties style:font-name="Times New Roman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4.1835in"/>
        </style:list-level-properties>
        <style:text-properties style:font-name="Times New Roman"/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4.6835in"/>
        </style:list-level-properties>
        <style:text-properties style:font-name="Times New Roman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5.1835in"/>
        </style:list-level-properties>
        <style:text-properties style:font-name="Times New Roman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5.6835in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●">
        <style:list-level-properties text:list-level-position-and-space-mode="label-alignment">
          <style:list-level-label-alignment text:label-followed-by="listtab" fo:text-indent="-0.25in" fo:margin-left="1.6819in"/>
        </style:list-level-properties>
        <style:text-properties style:font-name="Open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2.1819in"/>
        </style:list-level-properties>
        <style:text-properties style:font-name="Times New Roman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2.6819in"/>
        </style:list-level-properties>
        <style:text-properties style:font-name="Times New Roman"/>
      </text:list-level-style-bullet>
      <text:list-level-style-bullet text:level="4" text:style-name="WW_5f_CharLFO4LVL4" loext:num-list-format="%4%" text:bullet-char="●">
        <style:list-level-properties text:list-level-position-and-space-mode="label-alignment">
          <style:list-level-label-alignment text:label-followed-by="listtab" fo:text-indent="-0.25in" fo:margin-left="3.1819in"/>
        </style:list-level-properties>
        <style:text-properties style:font-name="Times New Roman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3.6819in"/>
        </style:list-level-properties>
        <style:text-properties style:font-name="Times New Roman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4.1819in"/>
        </style:list-level-properties>
        <style:text-properties style:font-name="Times New Roman"/>
      </text:list-level-style-bullet>
      <text:list-level-style-bullet text:level="7" text:style-name="WW_5f_CharLFO4LVL7" loext:num-list-format="%7%" text:bullet-char="●">
        <style:list-level-properties text:list-level-position-and-space-mode="label-alignment">
          <style:list-level-label-alignment text:label-followed-by="listtab" fo:text-indent="-0.25in" fo:margin-left="4.6819in"/>
        </style:list-level-properties>
        <style:text-properties style:font-name="Times New Roman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5.1819in"/>
        </style:list-level-properties>
        <style:text-properties style:font-name="Times New Roman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5.6819in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●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Times New Roman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Times New Roman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Times New Roman"/>
      </text:list-level-style-bullet>
      <text:list-level-style-bullet text:level="4" text:style-name="WW_5f_CharLFO5LVL4" loext:num-list-format="%4%" text:bullet-char="●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Times New Roman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Times New Roman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Times New Roman"/>
      </text:list-level-style-bullet>
      <text:list-level-style-bullet text:level="7" text:style-name="WW_5f_CharLFO5LVL7" loext:num-list-format="%7%" text:bullet-char="●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Times New Roman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.8335in"/>
        </style:list-level-properties>
        <style:text-properties style:font-name="Times New Roman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25in" fo:margin-left="5.3335in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-">
        <style:list-level-properties text:list-level-position-and-space-mode="label-alignment">
          <style:list-level-label-alignment text:label-followed-by="listtab" fo:text-indent="-0.25in" fo:margin-left="1.6811in"/>
        </style:list-level-properties>
        <style:text-properties style:font-name="Times New Roman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2.1811in"/>
        </style:list-level-properties>
        <style:text-properties style:font-name="Times New Roman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25in" fo:margin-left="2.6811in"/>
        </style:list-level-properties>
        <style:text-properties style:font-name="Times New Roman"/>
      </text:list-level-style-bullet>
      <text:list-level-style-bullet text:level="4" text:style-name="WW_5f_CharLFO6LVL4" loext:num-list-format="%4%" text:bullet-char="●">
        <style:list-level-properties text:list-level-position-and-space-mode="label-alignment">
          <style:list-level-label-alignment text:label-followed-by="listtab" fo:text-indent="-0.25in" fo:margin-left="3.1811in"/>
        </style:list-level-properties>
        <style:text-properties style:font-name="Times New Roman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3.6811in"/>
        </style:list-level-properties>
        <style:text-properties style:font-name="Times New Roman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25in" fo:margin-left="4.1811in"/>
        </style:list-level-properties>
        <style:text-properties style:font-name="Times New Roman"/>
      </text:list-level-style-bullet>
      <text:list-level-style-bullet text:level="7" text:style-name="WW_5f_CharLFO6LVL7" loext:num-list-format="%7%" text:bullet-char="●">
        <style:list-level-properties text:list-level-position-and-space-mode="label-alignment">
          <style:list-level-label-alignment text:label-followed-by="listtab" fo:text-indent="-0.25in" fo:margin-left="4.6811in"/>
        </style:list-level-properties>
        <style:text-properties style:font-name="Times New Roman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5.1811in"/>
        </style:list-level-properties>
        <style:text-properties style:font-name="Times New Roman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25in" fo:margin-left="5.6811in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-">
        <style:list-level-properties text:list-level-position-and-space-mode="label-alignment">
          <style:list-level-label-alignment text:label-followed-by="listtab" fo:text-indent="-0.25in" fo:margin-left="1.6752in"/>
        </style:list-level-properties>
        <style:text-properties style:font-name="Times New Roman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2.1752in"/>
        </style:list-level-properties>
        <style:text-properties style:font-name="Times New Roman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2.6752in"/>
        </style:list-level-properties>
        <style:text-properties style:font-name="Times New Roman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3.1752in"/>
        </style:list-level-properties>
        <style:text-properties style:font-name="Times New Roman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3.6752in"/>
        </style:list-level-properties>
        <style:text-properties style:font-name="Times New Roman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4.1752in"/>
        </style:list-level-properties>
        <style:text-properties style:font-name="Times New Roman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4.6752in"/>
        </style:list-level-properties>
        <style:text-properties style:font-name="Times New Roman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5.1752in"/>
        </style:list-level-properties>
        <style:text-properties style:font-name="Times New Roman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5.6752in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47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MedinaM</meta:initial-creator>
    <dc:creator>Safin Bulat</dc:creator>
    <meta:creation-date>2025-03-03T10:22:00Z</meta:creation-date>
    <dc:date>2025-03-03T10:22:00Z</dc:date>
    <meta:editing-cycles>2</meta:editing-cycles>
    <meta:editing-duration>PT0S</meta:editing-duration>
    <meta:document-statistic meta:table-count="0" meta:image-count="0" meta:object-count="0" meta:page-count="2" meta:paragraph-count="62" meta:word-count="561" meta:character-count="4744" meta:non-whitespace-character-count="3637"/>
    <meta:user-defined meta:name="Attendance Sheets">Handout</meta:user-defined>
    <meta:user-defined meta:name="Category0">Bulletin BoardResource Handout</meta:user-defined>
    <meta:user-defined meta:name="ContentTypeId">0x010100C48FEACBE0B37C4892BA2B06B9BCAF55</meta:user-defined>
    <meta:user-defined meta:name="Event Name">Other</meta:user-defined>
    <meta:user-defined meta:name="File Format" meta:value-type="string">Word</meta:user-defined>
    <meta:template xlink:type="simple" xlink:actuate="onRequest" xlink:title="" xlink:href="../../Downloads/Telegram%20Desktop/Резюме%20Ринат%20Сафин.odt/Normal"/>
  </office:meta>
</office:document-meta>
</file>